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f22f4" officeooo:paragraph-rsid="000f22f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f22f4" officeooo:paragraph-rsid="000f22f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officeooo:rsid="000f22f4" officeooo:paragraph-rsid="000f22f4" style:font-size-asian="14pt" style:font-size-complex="14pt"/>
    </style:style>
    <style:style style:name="P4" style:family="paragraph" style:parent-style-name="Standard">
      <style:text-properties style:font-name="Arial" officeooo:rsid="000f22f4" officeooo:paragraph-rsid="000f22f4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0f22f4" officeooo:paragraph-rsid="000f22f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111f1"/>
    </style:style>
    <style:style style:name="P7" style:family="paragraph" style:parent-style-name="Standard">
      <style:paragraph-properties fo:text-align="justify" style:justify-single-word="false"/>
      <style:text-properties officeooo:rsid="001111f1" officeooo:paragraph-rsid="001111f1"/>
    </style:style>
    <style:style style:name="P8" style:family="paragraph" style:parent-style-name="Standard">
      <style:paragraph-properties fo:text-align="justify" style:justify-single-word="false"/>
      <style:text-properties officeooo:rsid="00117bb6" officeooo:paragraph-rsid="00117bb6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0f22f4" officeooo:paragraph-rsid="000f22f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111f1" officeooo:paragraph-rsid="001111f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17bb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4adb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29558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14adb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195a1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17a278" officeooo:paragraph-rsid="0017a27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95a1f" officeooo:paragraph-rsid="00195a1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afc51" officeooo:paragraph-rsid="001afc5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afc5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font-weight="normal" officeooo:rsid="00117bb6" officeooo:paragraph-rsid="0029558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weight="normal" officeooo:rsid="0017a278" officeooo:paragraph-rsid="0017a27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0f22f4"/>
    </style:style>
    <style:style style:name="P23" style:family="paragraph" style:parent-style-name="Standard">
      <style:paragraph-properties fo:text-align="justify" style:justify-single-word="false"/>
      <style:text-properties officeooo:paragraph-rsid="0014adb0"/>
    </style:style>
    <style:style style:name="P24" style:family="paragraph" style:parent-style-name="Standard">
      <style:paragraph-properties fo:text-align="justify" style:justify-single-word="false"/>
      <style:text-properties officeooo:paragraph-rsid="001cb697"/>
    </style:style>
    <style:style style:name="P25" style:family="paragraph" style:parent-style-name="Standard">
      <style:paragraph-properties fo:text-align="justify" style:justify-single-word="false"/>
      <style:text-properties officeooo:paragraph-rsid="001cfc32"/>
    </style:style>
    <style:style style:name="P26" style:family="paragraph" style:parent-style-name="Standard">
      <style:paragraph-properties fo:text-align="justify" style:justify-single-word="false"/>
      <style:text-properties officeooo:paragraph-rsid="001e3ff2"/>
    </style:style>
    <style:style style:name="P27" style:family="paragraph" style:parent-style-name="Standard">
      <style:paragraph-properties fo:text-align="justify" style:justify-single-word="false"/>
      <style:text-properties officeooo:paragraph-rsid="001f4cc2"/>
    </style:style>
    <style:style style:name="P28" style:family="paragraph" style:parent-style-name="Standard">
      <style:paragraph-properties fo:text-align="justify" style:justify-single-word="false"/>
      <style:text-properties officeooo:paragraph-rsid="002087f0"/>
    </style:style>
    <style:style style:name="P29" style:family="paragraph" style:parent-style-name="Standard">
      <style:paragraph-properties fo:text-align="justify" style:justify-single-word="false"/>
      <style:text-properties officeooo:paragraph-rsid="00213e50"/>
    </style:style>
    <style:style style:name="P30" style:family="paragraph" style:parent-style-name="Standard">
      <style:paragraph-properties fo:text-align="justify" style:justify-single-word="false"/>
      <style:text-properties officeooo:paragraph-rsid="002171ea"/>
    </style:style>
    <style:style style:name="P31" style:family="paragraph" style:parent-style-name="Standard">
      <style:paragraph-properties fo:text-align="justify" style:justify-single-word="false"/>
      <style:text-properties officeooo:paragraph-rsid="00229c4d"/>
    </style:style>
    <style:style style:name="P32" style:family="paragraph" style:parent-style-name="Standard">
      <style:paragraph-properties fo:text-align="justify" style:justify-single-word="false"/>
      <style:text-properties officeooo:paragraph-rsid="0025415d"/>
    </style:style>
    <style:style style:name="P33" style:family="paragraph" style:parent-style-name="Standard">
      <style:paragraph-properties fo:text-align="justify" style:justify-single-word="false"/>
      <style:text-properties officeooo:paragraph-rsid="0028636f"/>
    </style:style>
    <style:style style:name="P34" style:family="paragraph" style:parent-style-name="Standard">
      <style:paragraph-properties fo:text-align="justify" style:justify-single-word="false"/>
      <style:text-properties officeooo:paragraph-rsid="00295586"/>
    </style:style>
    <style:style style:name="P35" style:family="paragraph" style:parent-style-name="Standard">
      <style:paragraph-properties fo:text-align="justify" style:justify-single-word="false"/>
      <style:text-properties officeooo:rsid="001cfc32" officeooo:paragraph-rsid="001cfc32"/>
    </style:style>
    <style:style style:name="P36" style:family="paragraph" style:parent-style-name="Standard">
      <style:paragraph-properties fo:text-align="justify" style:justify-single-word="false"/>
      <style:text-properties officeooo:rsid="001e3ff2" officeooo:paragraph-rsid="001e3ff2"/>
    </style:style>
    <style:style style:name="P37" style:family="paragraph" style:parent-style-name="Standard">
      <style:paragraph-properties fo:text-align="justify" style:justify-single-word="false"/>
      <style:text-properties officeooo:rsid="001f4cc2" officeooo:paragraph-rsid="001f4cc2"/>
    </style:style>
    <style:style style:name="P38" style:family="paragraph" style:parent-style-name="Standard">
      <style:paragraph-properties fo:text-align="justify" style:justify-single-word="false"/>
      <style:text-properties officeooo:rsid="002087f0" officeooo:paragraph-rsid="002087f0"/>
    </style:style>
    <style:style style:name="P39" style:family="paragraph" style:parent-style-name="Standard">
      <style:paragraph-properties fo:text-align="justify" style:justify-single-word="false"/>
      <style:text-properties officeooo:rsid="00229c4d" officeooo:paragraph-rsid="00229c4d"/>
    </style:style>
    <style:style style:name="P40" style:family="paragraph" style:parent-style-name="Standard">
      <style:paragraph-properties fo:text-align="justify" style:justify-single-word="false"/>
      <style:text-properties officeooo:rsid="0023add5" officeooo:paragraph-rsid="0023add5"/>
    </style:style>
    <style:style style:name="P41" style:family="paragraph" style:parent-style-name="Standard">
      <style:paragraph-properties fo:text-align="justify" style:justify-single-word="false"/>
      <style:text-properties officeooo:rsid="0023add5" officeooo:paragraph-rsid="0025415d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295586" officeooo:paragraph-rsid="00295586"/>
    </style:style>
    <style:style style:name="T1" style:family="text">
      <style:text-properties style:font-name="Arial" fo:font-size="12pt" fo:font-weight="normal" officeooo:rsid="000f22f4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111f1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17bb6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4adb0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c8c1d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295586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style="italic" fo:font-weight="normal" officeooo:rsid="001111f1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Arial" fo:font-size="12pt" fo:font-style="italic" fo:font-weight="normal" officeooo:rsid="00295586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Arial" fo:font-size="12pt" fo:font-style="normal" fo:font-weight="normal" officeooo:rsid="001111f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229c4d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29558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style:rfc-language-tag="sr-Latn-RS" fo:language="sr" fo:script="Latn" fo:country="RS" fo:font-weight="normal" officeooo:rsid="001afc51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style:rfc-language-tag="sr-Latn-RS" fo:language="sr" fo:script="Latn" fo:country="RS" fo:font-weight="normal" officeooo:rsid="001cb697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style:rfc-language-tag="sr-Latn-RS" fo:language="sr" fo:script="Latn" fo:country="RS" fo:font-weight="normal" officeooo:rsid="00195a1f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style:rfc-language-tag="sr-Latn-RS" fo:language="sr" fo:script="Latn" fo:country="RS" fo:font-weight="normal" officeooo:rsid="001cfc32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style:rfc-language-tag="sr-Latn-RS" fo:language="sr" fo:script="Latn" fo:country="RS" fo:font-weight="normal" officeooo:rsid="001e3ff2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style:rfc-language-tag="sr-Latn-RS" fo:language="sr" fo:script="Latn" fo:country="RS" fo:font-weight="normal" officeooo:rsid="001f4cc2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style:rfc-language-tag="sr-Latn-RS" fo:language="sr" fo:script="Latn" fo:country="RS" fo:font-weight="normal" officeooo:rsid="002087f0" style:font-size-asian="10.5pt" style:font-weight-asian="normal" style:font-size-complex="12pt" style:font-weight-complex="normal"/>
    </style:style>
    <style:style style:name="T20" style:family="text">
      <style:text-properties style:font-name="Arial" fo:font-size="12pt" style:rfc-language-tag="sr-Latn-RS" fo:language="sr" fo:script="Latn" fo:country="RS" fo:font-weight="normal" officeooo:rsid="00213e50" style:font-size-asian="10.5pt" style:font-weight-asian="normal" style:font-size-complex="12pt" style:font-weight-complex="normal"/>
    </style:style>
    <style:style style:name="T21" style:family="text">
      <style:text-properties style:font-name="Arial" fo:font-size="12pt" style:rfc-language-tag="sr-Latn-RS" fo:language="sr" fo:script="Latn" fo:country="RS" fo:font-weight="normal" officeooo:rsid="002171ea" style:font-size-asian="10.5pt" style:font-weight-asian="normal" style:font-size-complex="12pt" style:font-weight-complex="normal"/>
    </style:style>
    <style:style style:name="T22" style:family="text">
      <style:text-properties style:font-name="Arial" fo:font-size="12pt" style:rfc-language-tag="sr-Latn-RS" fo:language="sr" fo:script="Latn" fo:country="RS" fo:font-weight="normal" officeooo:rsid="00229c4d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style:rfc-language-tag="sr-Latn-RS" fo:language="sr" fo:script="Latn" fo:country="RS" fo:font-weight="normal" officeooo:rsid="0023add5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style:rfc-language-tag="sr-Latn-RS" fo:language="sr" fo:script="Latn" fo:country="RS" fo:font-weight="normal" officeooo:rsid="00249294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style:rfc-language-tag="sr-Latn-RS" fo:language="sr" fo:script="Latn" fo:country="RS" fo:font-style="italic" fo:font-weight="normal" officeooo:rsid="00229c4d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Arial" fo:font-size="12pt" style:rfc-language-tag="sr-Latn-RS" fo:language="sr" fo:script="Latn" fo:country="R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style:rfc-language-tag="sr-Latn-RS" fo:language="sr" fo:script="Latn" fo:country="RS" fo:font-style="normal" fo:font-weight="normal" officeooo:rsid="00229c4d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style:rfc-language-tag="sr-Latn-RS" fo:language="sr" fo:script="Latn" fo:country="RS" fo:font-style="normal" fo:font-weight="normal" officeooo:rsid="00213e5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style:rfc-language-tag="sr-Latn-RS" fo:language="sr" fo:script="Latn" fo:country="RS" fo:font-style="normal" fo:font-weight="normal" officeooo:rsid="00195a1f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style:rfc-language-tag="sr-Latn-RS" fo:language="sr" fo:script="Latn" fo:country="RS" fo:font-style="normal" fo:font-weight="normal" officeooo:rsid="001afc51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style:rfc-language-tag="sr-Latn-RS" fo:language="sr" fo:script="Latn" fo:country="RS" fo:font-style="normal" fo:font-weight="normal" officeooo:rsid="00249294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style:rfc-language-tag="sr-Latn-RS" fo:language="sr" fo:script="Latn" fo:country="RS" fo:font-style="normal" fo:font-weight="normal" officeooo:rsid="0025415d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style:rfc-language-tag="sr-Latn-RS" fo:language="sr" fo:script="Latn" fo:country="RS" fo:font-style="normal" fo:font-weight="normal" officeooo:rsid="00268653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style:rfc-language-tag="sr-Latn-RS" fo:language="sr" fo:script="Latn" fo:country="RS" fo:font-style="normal" fo:font-weight="normal" officeooo:rsid="0028636f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style:rfc-language-tag="sr-Latn-RS" fo:language="sr" fo:script="Latn" fo:country="RS" fo:font-style="normal" fo:font-weight="normal" officeooo:rsid="00295586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language="en" fo:country="US" fo:font-weight="normal" officeooo:rsid="00195a1f" style:font-size-asian="10.5pt" style:font-weight-asian="normal" style:font-size-complex="12pt" style:font-weight-complex="normal"/>
    </style:style>
    <style:style style:name="T37" style:family="text">
      <style:text-properties style:font-name="Arial" fo:font-size="12pt" fo:language="en" fo:country="US" fo:font-style="normal" fo:font-weight="normal" officeooo:rsid="00195a1f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Arial" fo:font-size="14pt" fo:font-weight="normal" officeooo:rsid="000f22f4" style:font-size-asian="14pt" style:font-weight-asian="normal" style:font-size-complex="14pt" style:font-weight-complex="normal"/>
    </style:style>
    <style:style style:name="T40" style:family="text">
      <style:text-properties style:font-name="Arial" fo:font-size="18pt" fo:font-weight="bold" officeooo:rsid="000f22f4" style:font-size-asian="18pt" style:font-weight-asian="bold" style:font-size-complex="18pt" style:font-weight-complex="bold"/>
    </style:style>
    <style:style style:name="T41" style:family="text">
      <style:text-properties style:font-name="Arial" fo:font-size="18pt" fo:font-weight="bold" officeooo:rsid="0014adb0" style:font-size-asian="18pt" style:font-weight-asian="bold" style:font-size-complex="18pt" style:font-weight-complex="bold"/>
    </style:style>
    <style:style style:name="T42" style:family="text">
      <style:text-properties officeooo:rsid="001111f1"/>
    </style:style>
    <style:style style:name="T43" style:family="text">
      <style:text-properties officeooo:rsid="0014adb0"/>
    </style:style>
    <style:style style:name="T44" style:family="text">
      <style:text-properties officeooo:rsid="0015ab42"/>
    </style:style>
    <style:style style:name="T45" style:family="text">
      <style:text-properties officeooo:rsid="00195a1f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195a1f"/>
    </style:style>
    <style:style style:name="T48" style:family="text">
      <style:text-properties style:rfc-language-tag="sr-Latn-RS" fo:language="sr" fo:script="Latn" fo:country="RS"/>
    </style:style>
    <style:style style:name="T49" style:family="text">
      <style:text-properties style:rfc-language-tag="sr-Latn-RS" fo:language="sr" fo:script="Latn" fo:country="RS" officeooo:rsid="00195a1f"/>
    </style:style>
    <style:style style:name="T50" style:family="text">
      <style:text-properties style:rfc-language-tag="sr-Latn-RS" fo:language="sr" fo:script="Latn" fo:country="RS" fo:font-style="normal" officeooo:rsid="001afc51" style:font-style-asian="normal" style:font-style-complex="normal"/>
    </style:style>
    <style:style style:name="T51" style:family="text">
      <style:text-properties style:rfc-language-tag="sr-Latn-RS" fo:language="sr" fo:script="Latn" fo:country="RS" fo:font-style="normal" officeooo:rsid="00295586" style:font-style-asian="normal" style:font-style-complex="normal"/>
    </style:style>
    <style:style style:name="T52" style:family="text">
      <style:text-properties style:rfc-language-tag="sr-Latn-RS" fo:language="sr" fo:script="Latn" fo:country="RS" fo:font-style="normal" officeooo:rsid="002b4457" style:font-style-asian="normal" style:font-style-complex="normal"/>
    </style:style>
    <style:style style:name="T53" style:family="text">
      <style:text-properties officeooo:rsid="001c8c1d"/>
    </style:style>
    <style:style style:name="T54" style:family="text">
      <style:text-properties fo:font-style="italic" officeooo:rsid="0014adb0" style:font-style-asian="italic" style:font-style-complex="italic"/>
    </style:style>
    <style:style style:name="T55" style:family="text">
      <style:text-properties officeooo:rsid="002955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0">Sistemi bazirani na znanju – </text:span><text:span text:style-name="T41">Specifikacija projekta</text:span><text:span text:style-name="T40"><text:line-break/></text:span></text:p>
      <text:p text:style-name="P5">Sistem za predlaganje kupovine automobila<text:line-break/></text:p>
      <text:p text:style-name="P2">Novak Jovanović, SW-47/2016</text:p>
      <text:p text:style-name="P1"/>
      <text:p text:style-name="P3">Motivacija <text:span text:style-name="T42">i pregled problema</text:span></text:p>
      <text:p text:style-name="P4"/>
      <text:p text:style-name="P6"><text:span text:style-name="T1">Kupovina automobila predstavlja važnu odluku u životu ljudi. U današnje vreme posedovanje automobila je preraslo iz privilegije i luksuza u potrebu. Broj proizvođača automobila, kao i modela koje svaki proizvođač nudi, je ogroman, te je odabir vozila često vrlo težak, pogotovo neupućenom kupcu. Ovaj projekat ima za cilj da olakša kupovinu automobila.</text:span><text:span text:style-name="T2"> Za litereturu su korišćeni </text:span><text:a xlink:type="simple" xlink:href="https://www.researchgate.net/publication/332683028_The_Design_of_Web_Based_Car_Recommendation_System_using_Hybrid_Recommender_Algorithm" text:style-name="Internet_20_link" text:visited-style-name="Visited_20_Internet_20_Link"><text:span text:style-name="T7">The Design of Web Based Car Recommendation System using Hybrid Recommender Algorithm</text:span></text:a><text:span text:style-name="T2"> od </text:span><text:span text:style-name="T7">Leyo Babu Thomas</text:span><text:span text:style-name="T2"> i </text:span><text:span text:style-name="T7">V. Vaidhehi,</text:span><text:span text:style-name="T9"> i reference tog rada. Za razliku od navedenog, ovaj projekat će za bazu znanja koristiti samo bazu automobila, bez podataka o korisnikovoj istoriji pregledanja, demografiji, itd. </text:span></text:p>
      <text:p text:style-name="P9"/>
      <text:p text:style-name="P7"><text:span text:style-name="T39">M</text:span><text:span text:style-name="T38">etodologija</text:span></text:p>
      <text:p text:style-name="P10"/>
      <text:p text:style-name="P12">Ulaz - <text:span text:style-name="T43">Upit (</text:span><text:span text:style-name="T54">Query</text:span><text:span text:style-name="T43">) koji popunjava korisnik:</text:span></text:p>
      <text:p text:style-name="P14">- budžet</text:p>
      <text:p text:style-name="P14">- veličina porodice</text:p>
      <text:p text:style-name="P14">- godine vozačkog iskustva</text:p>
      <text:p text:style-name="P23"><text:span text:style-name="T4">- svrha vozila </text:span><text:span text:style-name="T5">(sportsko, transport, </text:span><text:span text:style-name="T10">terensko</text:span><text:span text:style-name="T5">, svakodnevno)</text:span></text:p>
      <text:p text:style-name="P14">- starost vozila</text:p>
      <text:p text:style-name="P14">- preferirani tip menjača <text:span text:style-name="T53">(manuelni, automatski, svejedno)</text:span></text:p>
      <text:p text:style-name="P14">- preferirana zemlja porekla vozila</text:p>
      <text:p text:style-name="P14">- preferirana marka vozila</text:p>
      <text:p text:style-name="P14">- da li je važna jeftina registracija</text:p>
      <text:p text:style-name="P14">- da li je važna niska potrošnja goriva</text:p>
      <text:p text:style-name="P14">- da li je važna mala kilometraža</text:p>
      <text:p text:style-name="P14">- da li preferira luksuzna vozila</text:p>
      <text:p text:style-name="P14">- da li je važna manja štetnost po okolinu</text:p>
      <text:p text:style-name="P8"/>
      <text:p text:style-name="P11">Izlaz: lista preporučenih modela automobila koji zadovoljavaju zahteve korisnika. <text:span text:style-name="T44">Lista se sortira po broju poena koji svaki auto skupi.</text:span></text:p>
      <text:p text:style-name="P8"/>
      <text:p text:style-name="P11">Baza znanja: ručno napravljena baza podataka automobila i njihovih specifikacija.</text:p>
      <text:p text:style-name="P11"/>
      <text:p text:style-name="P21">Pravila</text:p>
      <text:p text:style-name="P16"/>
      <text:p text:style-name="P17">Starost</text:p>
      <text:p text:style-name="P17">- auto unutar granice starosti =<text:span text:style-name="T46">&gt;</text:span> +40 poena</text:p>
      <text:p text:style-name="P15">- <text:span text:style-name="T45">auto van granice starosti, ali blizu =</text:span><text:span text:style-name="T47">&gt; </text:span><text:span text:style-name="T49">+20 poena</text:span></text:p>
      <text:p text:style-name="P15"><text:span text:style-name="T49"/></text:p>
      <text:p text:style-name="P17"><text:span text:style-name="T48">Budžet</text:span></text:p>
      <text:p text:style-name="P17"><text:span text:style-name="T48">- cena unutar budžeta =</text:span><text:span text:style-name="T46">&gt; </text:span><text:span text:style-name="T48">+70 poena</text:span></text:p>
      <text:p text:style-name="P17"><text:span text:style-name="T48">- cena 5% veća od budžeta (vrlo blizu) =</text:span><text:span text:style-name="T46">&gt; </text:span><text:span text:style-name="T48">+40 poena</text:span></text:p>
      <text:p text:style-name="P17"><text:span text:style-name="T48">- cena 10% veća od budžeta (blizu) =</text:span><text:span text:style-name="T46">&gt; </text:span><text:span text:style-name="T48">+20 poena</text:span></text:p>
      <text:p text:style-name="P17"><text:span text:style-name="T48"/></text:p>
      <text:p text:style-name="P18"><text:soft-page-break/><text:span text:style-name="T48">Zemlja porekla</text:span></text:p>
      <text:p text:style-name="P18"><text:span text:style-name="T48">- auto napravljen u preferiranoj zemlji </text:span><text:span text:style-name="T49">=</text:span><text:span text:style-name="T47">&gt; </text:span><text:span text:style-name="T48">+10 poena</text:span></text:p>
      <text:p text:style-name="P18"><text:span text:style-name="T48"/></text:p>
      <text:p text:style-name="P19">Manja štetnost po okolinu</text:p>
      <text:p text:style-name="P18"><text:span text:style-name="T48">- električni auto </text:span><text:span text:style-name="T49">=</text:span><text:span text:style-name="T47">&gt; </text:span><text:span text:style-name="T48">+20 poena</text:span></text:p>
      <text:p text:style-name="P18"><text:span text:style-name="T48">- hibrid </text:span><text:span text:style-name="T49">=</text:span><text:span text:style-name="T47">&gt; </text:span><text:span text:style-name="T48">+15 poena</text:span></text:p>
      <text:p text:style-name="P18"><text:span text:style-name="T49">- </text:span><text:span text:style-name="T48">tečni naftni gas </text:span><text:span text:style-name="T49">=</text:span><text:span text:style-name="T47">&gt; </text:span><text:span text:style-name="T48">+20 poena</text:span></text:p>
      <text:p text:style-name="P18"><text:span text:style-name="T48"/></text:p>
      <text:p text:style-name="P18"><text:span text:style-name="T48">Godine iskustva</text:span></text:p>
      <text:p text:style-name="P18"><text:span text:style-name="T48">- vozač ima 3 ili manje godina iskustva, a auto je manji (kabriolet, hečbek ili kupe) </text:span><text:span text:style-name="T49">=</text:span><text:span text:style-name="T47">&gt; </text:span><text:span text:style-name="T48">+25 poena</text:span></text:p>
      <text:p text:style-name="P18"><text:span text:style-name="T48"/></text:p>
      <text:p text:style-name="P18"><text:span text:style-name="T48">Veličina porodice</text:span></text:p>
      <text:p text:style-name="P24"><text:span text:style-name="T13">- </text:span><text:span text:style-name="T14">auto potreban za svakodnevnu upotrebu i ima dovoljno sedišta za celu porodicu </text:span><text:span text:style-name="T15">=</text:span><text:span text:style-name="T36">&gt; </text:span><text:span text:style-name="T13">+2</text:span><text:span text:style-name="T14">5</text:span><text:span text:style-name="T13"> poena</text:span></text:p>
      <text:p text:style-name="P24"><text:span text:style-name="T13">- <text:s/></text:span><text:span text:style-name="T14">auto potreban za svakodnevnu upotrebu i ima više od dvoja vrata </text:span><text:span text:style-name="T13"><text:s/></text:span><text:span text:style-name="T15">=</text:span><text:span text:style-name="T36">&gt; </text:span><text:span text:style-name="T13">+</text:span><text:span text:style-name="T14">15</text:span><text:span text:style-name="T13"> poena</text:span></text:p>
      <text:p text:style-name="P24"><text:span text:style-name="T13"/></text:p>
      <text:p text:style-name="P35"><text:span text:style-name="T13">N</text:span><text:span text:style-name="T12">iska potrošnja goriva</text:span></text:p>
      <text:p text:style-name="P25"><text:span text:style-name="T16">- dizel, potrošnja nije veća od 8</text:span><text:span text:style-name="T24">l</text:span><text:span text:style-name="T16"> </text:span><text:span text:style-name="T15">=</text:span><text:span text:style-name="T36">&gt; </text:span><text:span text:style-name="T13">+</text:span><text:span text:style-name="T16">15</text:span><text:span text:style-name="T13"> poena</text:span></text:p>
      <text:p text:style-name="P25"><text:span text:style-name="T13">- </text:span><text:span text:style-name="T16">benzin, potrošnja nije veća od 10</text:span><text:span text:style-name="T24">l</text:span><text:span text:style-name="T16"> </text:span><text:span text:style-name="T15">=</text:span><text:span text:style-name="T36">&gt; </text:span><text:span text:style-name="T13">+</text:span><text:span text:style-name="T16">15</text:span><text:span text:style-name="T13"> poena</text:span></text:p>
      <text:p text:style-name="P25"><text:span text:style-name="T13">- </text:span><text:span text:style-name="T16">tečni naftni gas, potrošnja nije veća od 13</text:span><text:span text:style-name="T24">l</text:span><text:span text:style-name="T16"> </text:span><text:span text:style-name="T15">=</text:span><text:span text:style-name="T36">&gt; </text:span><text:span text:style-name="T13">+</text:span><text:span text:style-name="T16">15</text:span><text:span text:style-name="T13"> poena</text:span></text:p>
      <text:p text:style-name="P25"><text:span text:style-name="T13">- </text:span><text:span text:style-name="T16">hibrid, potrošnja nije veća od 3</text:span><text:span text:style-name="T24">l</text:span><text:span text:style-name="T16"> </text:span><text:span text:style-name="T15">=</text:span><text:span text:style-name="T36">&gt; </text:span><text:span text:style-name="T13">+</text:span><text:span text:style-name="T16">15</text:span><text:span text:style-name="T13"> poena</text:span></text:p>
      <text:p text:style-name="P25"><text:span text:style-name="T13"/></text:p>
      <text:p text:style-name="P36"><text:span text:style-name="T13">T</text:span><text:span text:style-name="T12">ip menjača</text:span></text:p>
      <text:p text:style-name="P26"><text:span text:style-name="T17">- vozač preferira manuelni, auto ima manuelni </text:span><text:span text:style-name="T15">=</text:span><text:span text:style-name="T36">&gt; </text:span><text:span text:style-name="T13">+</text:span><text:span text:style-name="T17">10</text:span><text:span text:style-name="T13"> poena</text:span></text:p>
      <text:p text:style-name="P26"><text:span text:style-name="T17">- vozač preferira automatski, auto ima automatski </text:span><text:span text:style-name="T15">=</text:span><text:span text:style-name="T36">&gt; </text:span><text:span text:style-name="T13">+</text:span><text:span text:style-name="T17">10</text:span><text:span text:style-name="T13"> poena</text:span></text:p>
      <text:p text:style-name="P26"><text:span text:style-name="T13"/></text:p>
      <text:p text:style-name="P37"><text:span text:style-name="T13">L</text:span><text:span text:style-name="T12">uksuzno vozilo</text:span></text:p>
      <text:p text:style-name="P27"><text:span text:style-name="T18">- vozilo je luksuzno </text:span><text:span text:style-name="T15">=</text:span><text:span text:style-name="T36">&gt; </text:span><text:span text:style-name="T13">+</text:span><text:span text:style-name="T18">25</text:span><text:span text:style-name="T13"> poena</text:span></text:p>
      <text:p text:style-name="P27"><text:span text:style-name="T13"/></text:p>
      <text:p text:style-name="P38"><text:span text:style-name="T13">M</text:span><text:span text:style-name="T12">arka</text:span></text:p>
      <text:p text:style-name="P28"><text:span text:style-name="T19">- proizvođač auta je preferirana marka </text:span><text:span text:style-name="T15">=</text:span><text:span text:style-name="T36">&gt; </text:span><text:span text:style-name="T13">+</text:span><text:span text:style-name="T19">15</text:span><text:span text:style-name="T13"> poena</text:span></text:p>
      <text:p text:style-name="P28"><text:span text:style-name="T13"/></text:p>
      <text:p text:style-name="P29"><text:span text:style-name="T23">Niska k</text:span><text:span text:style-name="T20">ilometraža</text:span></text:p>
      <text:p text:style-name="P29"><text:span text:style-name="T20">- auto prešao manje od 200000 km ukupno i manje od 10000 km godišnje </text:span><text:span text:style-name="T15">=</text:span><text:span text:style-name="T36">&gt; </text:span><text:span text:style-name="T13">+</text:span><text:span text:style-name="T20">15</text:span><text:span text:style-name="T13"> poena</text:span></text:p>
      <text:p text:style-name="P30"><text:span text:style-name="T20">- auto prešao </text:span><text:span text:style-name="T21">više</text:span><text:span text:style-name="T20"> od </text:span><text:span text:style-name="T21">500000</text:span><text:span text:style-name="T20"> km </text:span><text:span text:style-name="T15">=</text:span><text:span text:style-name="T36">&gt; </text:span><text:span text:style-name="T13">-</text:span><text:span text:style-name="T20">15</text:span><text:span text:style-name="T13"> poena</text:span></text:p>
      <text:p text:style-name="P30"><text:span text:style-name="T13"/></text:p>
      <text:p text:style-name="P39"><text:span text:style-name="T13">S</text:span><text:span text:style-name="T12">vrha</text:span></text:p>
      <text:p text:style-name="P39"><text:span text:style-name="T12">- sportski auto preferiran, auto je kupe ili kabriolet </text:span><text:span text:style-name="T15">=</text:span><text:span text:style-name="T36">&gt; </text:span><text:span text:style-name="T13">+</text:span><text:span text:style-name="T20">15</text:span><text:span text:style-name="T13"> poena</text:span></text:p>
      <text:p text:style-name="P31"><text:span text:style-name="T13">- </text:span><text:span text:style-name="T22">terenac preferiran, auto je SUV ili </text:span><text:span text:style-name="T25">pickup</text:span><text:span text:style-name="T28"> </text:span><text:span text:style-name="T29">=</text:span><text:span text:style-name="T37">&gt; </text:span><text:span text:style-name="T30">+</text:span><text:span text:style-name="T28">15</text:span><text:span text:style-name="T30"> poena</text:span></text:p>
      <text:p text:style-name="P31"><text:span text:style-name="T30">- </text:span><text:span text:style-name="T27">auto za transport, auto je SUV, </text:span><text:span text:style-name="T25">pickup</text:span><text:span text:style-name="T27"> ili karavan</text:span><text:span text:style-name="T28"> </text:span><text:span text:style-name="T29">=</text:span><text:span text:style-name="T37">&gt; </text:span><text:span text:style-name="T30">+</text:span><text:span text:style-name="T28">15</text:span><text:span text:style-name="T30"> poena</text:span></text:p>
      <text:p text:style-name="P31"><text:span text:style-name="T30"/></text:p>
      <text:p text:style-name="P40"><text:span text:style-name="T30">J</text:span><text:span text:style-name="T26">eftina registracija</text:span></text:p>
      <text:p text:style-name="P41"><text:span text:style-name="T26">- </text:span><text:span text:style-name="T31">cena auta manja od 10000 evra, </text:span><text:span text:style-name="T32">registracija jeftinija od 5% cene</text:span><text:span text:style-name="T28"> </text:span><text:span text:style-name="T29">=</text:span><text:span text:style-name="T37">&gt; </text:span><text:span text:style-name="T30">+</text:span><text:span text:style-name="T28">15</text:span><text:span text:style-name="T30"> poena</text:span></text:p>
      <text:p text:style-name="P32"><text:span text:style-name="T30">- </text:span><text:span text:style-name="T31">cena auta </text:span><text:span text:style-name="T33">nije manja</text:span><text:span text:style-name="T31"> od 10000 evra, </text:span><text:span text:style-name="T32">registracija jeftinija od 10% cene </text:span><text:span text:style-name="T29">=</text:span><text:span text:style-name="T37">&gt; </text:span><text:span text:style-name="T30">+</text:span><text:span text:style-name="T28">15</text:span><text:span text:style-name="T30"> poena</text:span></text:p>
      <text:p text:style-name="P32"><text:span text:style-name="T30"/></text:p>
      <text:p text:style-name="P33"><text:span text:style-name="T30">B</text:span><text:span text:style-name="T34">onus za ocenu auta</text:span></text:p>
      <text:p text:style-name="P33"><text:span text:style-name="T34">- ocena bar 9</text:span><text:span text:style-name="T28"> </text:span><text:span text:style-name="T29">=</text:span><text:span text:style-name="T37">&gt; </text:span><text:span text:style-name="T30">+</text:span><text:span text:style-name="T34">20</text:span><text:span text:style-name="T30"> poena</text:span></text:p>
      <text:p text:style-name="P33"><text:span text:style-name="T30">- </text:span><text:span text:style-name="T34">ocena bar 8, manja od 9 </text:span><text:span text:style-name="T29">=</text:span><text:span text:style-name="T37">&gt; </text:span><text:span text:style-name="T30">+</text:span><text:span text:style-name="T28">15</text:span><text:span text:style-name="T30"> poena</text:span></text:p>
      <text:p text:style-name="P33"><text:span text:style-name="T30">- </text:span><text:span text:style-name="T34">ocena bar 7, manja od 8 </text:span><text:span text:style-name="T29">=</text:span><text:span text:style-name="T37">&gt; </text:span><text:span text:style-name="T30">+</text:span><text:span text:style-name="T34">10</text:span><text:span text:style-name="T30"> poena</text:span></text:p>
      <text:p text:style-name="P33"><text:span text:style-name="T30">- </text:span><text:span text:style-name="T34">ocena bar 6, manja od 7 </text:span><text:span text:style-name="T29">=</text:span><text:span text:style-name="T37">&gt; </text:span><text:span text:style-name="T30">+</text:span><text:span text:style-name="T28">5</text:span><text:span text:style-name="T30"> poena</text:span></text:p>
      <text:p text:style-name="P33"><text:span text:style-name="T30"/></text:p>
      <text:p text:style-name="P20"><text:soft-page-break/>Konkretan primer</text:p>
      <text:p text:style-name="P13"/>
      <text:p text:style-name="P34"><text:span text:style-name="T3">Ulaz: budžet </text:span><text:span text:style-name="T6">100000</text:span><text:span text:style-name="T3"> evra, četvoročlana porodica, </text:span><text:span text:style-name="T6">5</text:span><text:span text:style-name="T3"> godina vozi, </text:span><text:span text:style-name="T6">želi auto za svakodnevnu upotrebu, nije bitna cena registracije, nije bitna potrošnja goriva, do 10 godina starosti, preferira luksuzne aute, preferira britanske aute, preferira </text:span><text:span text:style-name="T8">Land Rover, </text:span><text:span text:style-name="T11">preferira automatski menjač, nije bitna štetnost po okolinu, bitna niska kilometraža</text:span></text:p>
      <text:p text:style-name="P34"><text:span text:style-name="T11"/></text:p>
      <text:p text:style-name="P13"><text:span text:style-name="T50">Izlaz </text:span><text:span text:style-name="T52">(3 najbolja)</text:span><text:span text:style-name="T50">: </text:span></text:p>
      <text:p text:style-name="P34"><text:span text:style-name="T30"><text:tab/>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2">Id</text:p>
          </table:table-cell>
          <table:table-cell table:style-name="Table1.A1" office:value-type="string">
            <text:p text:style-name="P42">Godište</text:p>
          </table:table-cell>
          <table:table-cell table:style-name="Table1.A1" office:value-type="string">
            <text:p text:style-name="P42">Marka</text:p>
          </table:table-cell>
          <table:table-cell table:style-name="Table1.A1" office:value-type="string">
            <text:p text:style-name="P42">Model</text:p>
          </table:table-cell>
          <table:table-cell table:style-name="Table1.A1" office:value-type="string">
            <text:p text:style-name="P42">Cena</text:p>
          </table:table-cell>
          <table:table-cell table:style-name="Table1.F1" office:value-type="string">
            <text:p text:style-name="P42">Poeni</text:p>
          </table:table-cell>
        </table:table-row>
        <table:table-row>
          <table:table-cell table:style-name="Table1.A2" office:value-type="string">
            <text:p text:style-name="P42">4</text:p>
          </table:table-cell>
          <table:table-cell table:style-name="Table1.A2" office:value-type="string">
            <text:p text:style-name="P42">2016</text:p>
          </table:table-cell>
          <table:table-cell table:style-name="Table1.A2" office:value-type="string">
            <text:p text:style-name="P42">Land Rover</text:p>
          </table:table-cell>
          <table:table-cell table:style-name="Table1.A2" office:value-type="string">
            <text:p text:style-name="P42">Range Rover</text:p>
          </table:table-cell>
          <table:table-cell table:style-name="Table1.A2" office:value-type="string">
            <text:p text:style-name="P42">30000</text:p>
          </table:table-cell>
          <table:table-cell table:style-name="Table1.F2" office:value-type="string">
            <text:p text:style-name="P42">210</text:p>
          </table:table-cell>
        </table:table-row>
        <table:table-row>
          <table:table-cell table:style-name="Table1.A2" office:value-type="string">
            <text:p text:style-name="P42">8</text:p>
          </table:table-cell>
          <table:table-cell table:style-name="Table1.A2" office:value-type="string">
            <text:p text:style-name="P42">2017</text:p>
          </table:table-cell>
          <table:table-cell table:style-name="Table1.A2" office:value-type="string">
            <text:p text:style-name="P42">Audi</text:p>
          </table:table-cell>
          <table:table-cell table:style-name="Table1.A2" office:value-type="string">
            <text:p text:style-name="P42">A8</text:p>
          </table:table-cell>
          <table:table-cell table:style-name="Table1.A2" office:value-type="string">
            <text:p text:style-name="P42">60000</text:p>
          </table:table-cell>
          <table:table-cell table:style-name="Table1.F2" office:value-type="string">
            <text:p text:style-name="P42">200</text:p>
          </table:table-cell>
        </table:table-row>
        <table:table-row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42">2014</text:p>
          </table:table-cell>
          <table:table-cell table:style-name="Table1.A2" office:value-type="string">
            <text:p text:style-name="P42">Toyota</text:p>
          </table:table-cell>
          <table:table-cell table:style-name="Table1.A2" office:value-type="string">
            <text:p text:style-name="P42">Hilux</text:p>
          </table:table-cell>
          <table:table-cell table:style-name="Table1.A2" office:value-type="string">
            <text:p text:style-name="P42">10000</text:p>
          </table:table-cell>
          <table:table-cell table:style-name="Table1.F2" office:value-type="string">
            <text:p text:style-name="P42">190</text:p>
          </table:table-cell>
        </table:table-row>
      </table:table>
      <text:p text:style-name="P34"><text:span text:style-name="T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21:49:37.006000000</meta:creation-date>
    <dc:date>2020-05-18T12:51:18.885000000</dc:date>
    <meta:editing-duration>PT40M4S</meta:editing-duration>
    <meta:editing-cycles>24</meta:editing-cycles>
    <meta:generator>LibreOffice/6.4.1.2$Windows_X86_64 LibreOffice_project/4d224e95b98b138af42a64d84056446d09082932</meta:generator>
    <meta:document-statistic meta:table-count="1" meta:image-count="0" meta:object-count="0" meta:page-count="3" meta:paragraph-count="96" meta:word-count="667" meta:character-count="3872" meta:non-whitespace-character-count="3292"/>
  </office:meta>
</office:document-meta>
</file>